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Тема">
      <style:text-properties officeooo:rsid="0037a66c" officeooo:paragraph-rsid="0037a66c"/>
    </style:style>
    <style:style style:name="P3" style:family="paragraph" style:parent-style-name="Вид_20_работы">
      <style:paragraph-properties style:writing-mode="lr-tb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Кто-Кому">
      <style:text-properties officeooo:rsid="0037a66c" officeooo:paragraph-rsid="0037a66c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1b61b1" officeooo:paragraph-rsid="001b61b1"/>
    </style:style>
    <style:style style:name="P9" style:family="paragraph" style:parent-style-name="Text_20_body">
      <style:text-properties officeooo:rsid="001b61b1" officeooo:paragraph-rsid="001b61b1"/>
    </style:style>
    <style:style style:name="P10" style:family="paragraph" style:parent-style-name="Text_20_body" style:list-style-name="L1">
      <style:text-properties officeooo:rsid="001b61b1" officeooo:paragraph-rsid="001b61b1"/>
    </style:style>
    <style:style style:name="P11" style:family="paragraph" style:parent-style-name="Text_20_body" style:list-style-name="L1">
      <style:text-properties officeooo:rsid="0038761b" officeooo:paragraph-rsid="0038761b"/>
    </style:style>
    <style:style style:name="P12" style:family="paragraph" style:parent-style-name="Text_20_body">
      <style:text-properties officeooo:rsid="0038761b" officeooo:paragraph-rsid="0038761b"/>
    </style:style>
    <style:style style:name="P13" style:family="paragraph" style:parent-style-name="Text_20_body" style:list-style-name="L2">
      <style:text-properties officeooo:rsid="0038761b" officeooo:paragraph-rsid="0038761b"/>
    </style:style>
    <style:style style:name="P14" style:family="paragraph" style:parent-style-name="Text_20_body">
      <style:text-properties officeooo:rsid="00398b52" officeooo:paragraph-rsid="00398b52"/>
    </style:style>
    <style:style style:name="P15" style:family="paragraph" style:parent-style-name="Text_20_body" style:list-style-name="L3">
      <style:text-properties officeooo:rsid="00398b52" officeooo:paragraph-rsid="00398b52"/>
    </style:style>
    <style:style style:name="P16" style:family="paragraph" style:parent-style-name="Text_20_body">
      <style:text-properties officeooo:rsid="003b6050" officeooo:paragraph-rsid="003b6050"/>
    </style:style>
    <style:style style:name="P17" style:family="paragraph" style:parent-style-name="Text_20_body">
      <style:text-properties officeooo:rsid="003ed033" officeooo:paragraph-rsid="003ed033"/>
    </style:style>
    <style:style style:name="P18" style:family="paragraph" style:parent-style-name="Table_20_Contents">
      <style:text-properties officeooo:rsid="003ed033" officeooo:paragraph-rsid="003ed033"/>
    </style:style>
    <style:style style:name="P19" style:family="paragraph" style:parent-style-name="Table_20_Heading">
      <style:text-properties officeooo:rsid="001c8a5d"/>
    </style:style>
    <style:style style:name="T1" style:family="text">
      <style:text-properties style:font-name="Times New Roman1" fo:font-size="14pt" style:font-size-asian="14pt" style:font-size-complex="14pt"/>
    </style:style>
    <style:style style:name="T2" style:family="text">
      <style:text-properties style:font-name="Times New Roman1" fo:font-size="14pt" officeooo:rsid="001012ac" style:font-size-asian="14pt" style:font-size-complex="14pt"/>
    </style:style>
    <style:style style:name="T3" style:family="text">
      <style:text-properties officeooo:rsid="0037a66c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8761b"/>
    </style:style>
    <style:style style:name="T7" style:family="text">
      <style:text-properties officeooo:rsid="00398b52"/>
    </style:style>
    <style:style style:name="T8" style:family="text">
      <style:text-properties officeooo:rsid="003ed0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Times New Roman'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4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2">руководство системного программиста</text:p>
      <text:p text:style-name="Титульник"/>
      <text:p text:style-name="Титульник"/>
      <text:p text:style-name="P3">Отчёт по лабораторной работе №<text:span text:style-name="T3">4</text:span><text:span text:style-name="T4"><text:line-break/>по дисциплине «</text:span><text:span text:style-name="T3">Основы разработки программного обеспечения</text:span><text:span text:style-name="T4">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4">_______ <text:span text:style-name="T3">А</text:span>.<text:span text:style-name="T3">В</text:span>. <text:span text:style-name="T3">Гурулёв</text:span></text:p>
      <text:p text:style-name="P4">«__» _________ 20<text:span text:style-name="T3">24</text:span></text:p>
      <text:p text:style-name="P4"/>
      <text:p text:style-name="P4">Проверил</text:p>
      <text:p text:style-name="P5">доцент каф. АСУ, к.т.н.</text:p>
      <text:p text:style-name="P4">_______ А.К. Лукьянов</text:p>
      <text:p text:style-name="P4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5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6"><text:a xlink:type="simple" xlink:href="#__RefHeading___Toc27_3486885143" text:style-name="Index_20_Link" text:visited-style-name="Index_20_Link">1 Общие сведения о программе<text:tab/>3</text:a></text:p>
          <text:p text:style-name="P6"><text:a xlink:type="simple" xlink:href="#__RefHeading___Toc8626_3107315003" text:style-name="Index_20_Link" text:visited-style-name="Index_20_Link">2 структура программы<text:tab/>4</text:a></text:p>
          <text:p text:style-name="P6"><text:a xlink:type="simple" xlink:href="#__RefHeading___Toc8624_3107315003" text:style-name="Index_20_Link" text:visited-style-name="Index_20_Link">3 Настройка программы<text:tab/>5</text:a></text:p>
          <text:p text:style-name="P7"><text:a xlink:type="simple" xlink:href="#__RefHeading___Toc8628_3107315003" text:style-name="Index_20_Link" text:visited-style-name="Index_20_Link">3.1 Установка программы<text:tab/>5</text:a></text:p>
          <text:p text:style-name="P7"><text:a xlink:type="simple" xlink:href="#__RefHeading___Toc8630_3107315003" text:style-name="Index_20_Link" text:visited-style-name="Index_20_Link">3.2 3.2 Настройка программы<text:tab/>5</text:a></text:p>
          <text:p text:style-name="P6"><text:a xlink:type="simple" xlink:href="#__RefHeading___Toc8622_3107315003" text:style-name="Index_20_Link" text:visited-style-name="Index_20_Link">4 Проверка программы<text:tab/>6</text:a></text:p>
          <text:p text:style-name="P6"><text:a xlink:type="simple" xlink:href="#__RefHeading___Toc8620_3107315003" text:style-name="Index_20_Link" text:visited-style-name="Index_20_Link">5 Дополнительные возможности<text:tab/>7</text:a></text:p>
          <text:p text:style-name="P6"><text:a xlink:type="simple" xlink:href="#__RefHeading___Toc8618_3107315003" text:style-name="Index_20_Link" text:visited-style-name="Index_20_Link">6 Сообщения системному программисту<text:tab/>8</text:a></text:p>
        </text:index-body>
      </text:table-of-content>
      <text:h text:style-name="P8" text:outline-level="1"><text:bookmark-start text:name="__RefHeading___Toc27_3486885143"/>Общие сведения о программе<text:bookmark-end text:name="__RefHeading___Toc27_3486885143"/></text:h>
      <text:p text:style-name="P9">Программа «Просмотр данных с радара, с возможностью фильтрации и классификации» предназначена для обеспечения возможности просмотра записей с радаров в виде графиков движения цели в двух проекциях, а также их классификации. Пользователями могут являться любые пользователи, установившие на ПК <text:span text:style-name="T6">python3, библиотеки matplotlib, easygui, а также само ПО. Ресурсами программы могут являться базы данных с записями, которые указаны в конфигурационном файле программы.</text:span></text:p>
      <text:p text:style-name="P9">Из базы берутся показатели координат, скоростей, ускорения и прочих параметров, для отображения траектории движения берутся во внимание только показатели координат цели.</text:p>
      <text:p text:style-name="P9">Отображение траектории движения цели упрощает задачу ручной <text:s/>классификации целей для подготовки данных машинного обучения.</text:p>
      <text:p text:style-name="P9">Возможности программы:</text:p>
      <text:list text:style-name="L1">
        <text:list-item>
          <text:p text:style-name="P10">Отображение траектории цели.</text:p>
        </text:list-item>
        <text:list-item>
          <text:p text:style-name="P11">Отображение всех показателей отмети трассы.</text:p>
        </text:list-item>
        <text:list-item>
          <text:p text:style-name="P11">Редактирование трассы (удаление точек или трассы целиком, разделение трассы на две чати по опорной точке).</text:p>
        </text:list-item>
        <text:list-item>
          <text:p text:style-name="P11">Присвоить трассе класс.</text:p>
        </text:list-item>
        <text:list-item>
          <text:p text:style-name="P11">Фильтровать записи по различным показателям.</text:p>
        </text:list-item>
        <text:list-item>
          <text:p text:style-name="P11">Экспортировать базу по активным фильтрам в .csv формат.</text:p>
        </text:list-item>
      </text:list>
      <text:p text:style-name="P12">ПО может функционировать как под управлением Windows различных версий, так и linux систем, главное наличие установленных библиотек matplotlib, easygui, а также удовлетворение следующих требований:</text:p>
      <text:list text:style-name="L2">
        <text:list-item>
          <text:p text:style-name="P13">процессор с частотой не ниже <text:span text:style-name="T7">2 ГГц;</text:span></text:p>
        </text:list-item>
        <text:list-item>
          <text:p text:style-name="P13">ОЗУ не менее <text:span text:style-name="T7">8 ГБ.</text:span></text:p>
        </text:list-item>
      </text:list>
      <text:h text:style-name="Heading_20_1" text:outline-level="1"><text:bookmark-start text:name="__RefHeading___Toc8626_3107315003"/>структура программы<text:bookmark-end text:name="__RefHeading___Toc8626_3107315003"/></text:h>
      <text:p text:style-name="P14">Программа состоит их следующих компонентов:</text:p>
      <text:list text:style-name="L3">
        <text:list-item>
          <text:p text:style-name="P15">main.py — точка входа в программу;</text:p>
        </text:list-item>
        <text:list-item>
          <text:p text:style-name="P15">my_gui.py — файл для работы с отображаемым контентом;</text:p>
        </text:list-item>
        <text:list-item>
          <text:p text:style-name="P15">my_database.py — файл для работы с базой данных;</text:p>
        </text:list-item>
        <text:list-item>
          <text:p text:style-name="P15">classificator.py — файл для работы с модулями классификации машинного обучения;</text:p>
        </text:list-item>
        <text:list-item>
          <text:p text:style-name="P15">nnDC.py — файл с описанием структур данных, с которыми работают модули классификации;</text:p>
        </text:list-item>
        <text:list-item>
          <text:p text:style-name="P15">probability_calibration — файл с моделью сглаживания результатов работы моделей классификации.</text:p>
        </text:list-item>
        <text:list-item>
          <text:p text:style-name="P15">bases.json — файл со списком баз данных и параметрами их подключения.</text:p>
        </text:list-item>
      </text:list>
      <text:p text:style-name="P14">Все файлы содержаться в одному каталоге.</text:p>
      <text:h text:style-name="Heading_20_1" text:outline-level="1"><text:bookmark-start text:name="__RefHeading___Toc8624_3107315003"/>Настройка программы<text:bookmark-end text:name="__RefHeading___Toc8624_3107315003"/></text:h>
      <text:h text:style-name="Heading_20_2" text:outline-level="2"><text:bookmark-start text:name="__RefHeading___Toc8628_3107315003"/>Установка программы<text:bookmark-end text:name="__RefHeading___Toc8628_3107315003"/></text:h>
      <text:p text:style-name="P16">Распаковать архив с файлами перечисленными в разделе 2. Установить python3, установить библиотеки matplotlib, easygui.</text:p>
      <text:h text:style-name="Heading_20_2" text:outline-level="2"><text:bookmark-start text:name="__RefHeading___Toc8630_3107315003"/>3.2 Настройка программы<text:bookmark-end text:name="__RefHeading___Toc8630_3107315003"/></text:h>
      <text:p text:style-name="P16">Вписать в bases.json базы для подключения, а также их параметры. Запустить файл main.py. Выбрать базу из списка, ввести логин и пароль. Выбрать тип отображения (простой или радиальный). Программа готова к работе.</text:p>
      <text:h text:style-name="Heading_20_1" text:outline-level="1"><text:bookmark-start text:name="__RefHeading___Toc8622_3107315003"/>Проверка программы<text:bookmark-end text:name="__RefHeading___Toc8622_3107315003"/></text:h>
      <text:p text:style-name="Text_20_body">Проверка программы осуществляется методом её выполнения. Следует испытать все имеющиеся элементы управления: переключение трасс, фильтр по признаку, фильтр по классу, фильтр по имени файла, фильтр по количеству точек, фильтр по номеру трассы на станции, фильтр по номеру трассы в базе, фильтр по номер трассы в выборке, фильтр по сигнатуре цели, выделение одной отметки выделение нескольких отметок, снятие выделения, разделение трассы, удаление отметки, удаление трассы, присвоение ложного признака, присвоение признака истинны, экспорт базы.</text:p>
      <text:h text:style-name="Heading_20_1" text:outline-level="1"><text:bookmark-start text:name="__RefHeading___Toc8620_3107315003"/>Дополнительные возможности<text:bookmark-end text:name="__RefHeading___Toc8620_3107315003"/></text:h>
      <text:p text:style-name="P17">Дополнительные возможности в программе отсутствуют.</text:p>
      <text:h text:style-name="Heading_20_1" text:outline-level="1"><text:bookmark-start text:name="__RefHeading___Toc8618_3107315003"/>Сообщения системному программисту<text:bookmark-end text:name="__RefHeading___Toc8618_3107315003"/></text:h>
      <text:p text:style-name="P17">В ходе выполнения настройки программы системный программист и пользователь могут получить сообщения, определенные в таблице 6.1:</text:p>
      <text:p text:style-name="Table_20_Heading">Таблица <text:span text:style-name="T8">6.1 — Сообщения системному программисту и пользователю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Заголовок_20_граф">Сообщение</text:p>
          </table:table-cell>
          <table:table-cell table:style-name="Таблица1.A1" office:value-type="string">
            <text:p text:style-name="Заголовок_20_граф">Описание</text:p>
          </table:table-cell>
          <table:table-cell table:style-name="Таблица1.C1" office:value-type="string">
            <text:p text:style-name="Заголовок_20_граф">Действия системного программиста</text:p>
          </table:table-cell>
        </table:table-row>
        <table:table-row>
          <table:table-cell table:style-name="Таблица1.A2" office:value-type="string">
            <text:p text:style-name="P18">UTF8-Exception</text:p>
          </table:table-cell>
          <table:table-cell table:style-name="Таблица1.A2" office:value-type="string">
            <text:p text:style-name="Table_20_Contents">Выпадает из библиотеки работы с базой в случае если либо формат либо содержимое логина и пароля некорректно.</text:p>
          </table:table-cell>
          <table:table-cell table:style-name="Таблица1.C2" office:value-type="string">
            <text:p text:style-name="Table_20_Contents">Запустить программу заново с вводом корректных данных аутентификации.</text:p>
          </table:table-cell>
        </table:table-row>
        <table:table-row>
          <table:table-cell table:style-name="Таблица1.A2" office:value-type="string">
            <text:p text:style-name="P18">Достигнут предел выборки</text:p>
          </table:table-cell>
          <table:table-cell table:style-name="Таблица1.A2" office:value-type="string">
            <text:p text:style-name="Table_20_Contents">Выдается в случае, если пользователь пробует перейти к следующей/предыдущей трассе, когда уже достигнута верхняя или нижняя граница.</text:p>
          </table:table-cell>
          <table:table-cell table:style-name="Таблица1.C2" office:value-type="string">
            <text:p text:style-name="Table_20_Contents">Следовать в обратную сторону</text:p>
          </table:table-cell>
        </table:table-row>
        <table:table-row>
          <table:table-cell table:style-name="Таблица1.A2" office:value-type="string">
            <text:p text:style-name="P18">Ошибка разделения трассы</text:p>
          </table:table-cell>
          <table:table-cell table:style-name="Таблица1.A2" office:value-type="string">
            <text:p text:style-name="Table_20_Contents">Выдается в случае, <text:span text:style-name="T8">если пользователь пробует разделить трассу по нескольким точкам.</text:span></text:p>
          </table:table-cell>
          <table:table-cell table:style-name="Таблица1.C2" office:value-type="string">
            <text:p text:style-name="P18">Декомпозировать задачу разделения трассы.</text:p>
          </table:table-cell>
        </table:table-row>
        <table:table-row>
          <table:table-cell table:style-name="Таблица1.A2" office:value-type="string">
            <text:p text:style-name="P18">Ошибка подключения модуля</text:p>
          </table:table-cell>
          <table:table-cell table:style-name="Таблица1.A2" office:value-type="string">
            <text:p text:style-name="P18">Выдается в случае если не получилось подключить модуль машинного обучения.</text:p>
          </table:table-cell>
          <table:table-cell table:style-name="Таблица1.C2" office:value-type="string">
            <text:p text:style-name="P18">Убедиться что указан верный путь к модулю. Выбрать другой модуль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3" fo:font-family="'Times New Roman'" style:font-style-name="Обычный" style:font-family-generic="roman" style:font-pitch="variable" fo:font-size="14pt" style:font-name-asian="Times New Roman3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03T15:44:21.829646454</dc:date>
    <meta:editing-duration>PT5H27M36S</meta:editing-duration>
    <meta:editing-cycles>14</meta:editing-cycles>
    <meta:print-date>2024-09-17T22:03:04.330054137</meta:print-date>
    <meta:printed-by>Файлы PDF</meta:printed-by>
    <meta:document-statistic meta:table-count="1" meta:image-count="0" meta:object-count="0" meta:page-count="8" meta:paragraph-count="75" meta:word-count="625" meta:character-count="4685" meta:non-whitespace-character-count="4147"/>
  </office:meta>
</office:document-meta>
</file>